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1"/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>
        <style:tab-stops>
          <style:tab-stop style:position="3cm"/>
          <style:tab-stop style:position="9.252cm"/>
          <style:tab-stop style:position="13.252cm"/>
        </style:tab-stops>
      </style:paragraph-properties>
    </style:style>
    <style:style style:name="P7" style:family="paragraph" style:parent-style-name="Standard">
      <loext:graphic-properties draw:fill="solid" draw:fill-color="#bdd6ee"/>
      <style:paragraph-properties fo:background-color="#bdd6ee" fo:padding-left="0.141cm" fo:padding-right="0.141cm" fo:padding-top="0.035cm" fo:padding-bottom="0.035cm" fo:border="0.51pt solid #000000" style:shadow="none"/>
    </style:style>
    <style:style style:name="T1" style:family="text">
      <style:text-properties style:font-name="Verdana" fo:font-size="22pt" style:font-size-asian="22pt" style:font-name-complex="Times New Roman" style:font-size-complex="22pt"/>
    </style:style>
    <style:style style:name="T2" style:family="text">
      <style:text-properties style:font-name="Verdana" fo:font-weight="bold" style:font-weight-asian="bold" style:font-name-complex="Times New Roman" style:font-weight-complex="bold"/>
    </style:style>
    <style:style style:name="T3" style:family="text">
      <style:text-properties style:font-name="Verdana" style:font-name-complex="Times New Roman"/>
    </style:style>
    <style:style style:name="T4" style:family="text">
      <style:text-properties style:font-name="Verdana" officeooo:rsid="000751d1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markedcontent"><text:span text:style-name="T1">Traian Matisi de Lima Vaz</text:span></text:span></text:p>
      <text:p text:style-name="P7"><text:span text:style-name="markedcontent"><text:span text:style-name="T2">Dados pessoais</text:span></text:span></text:p>
      <text:p text:style-name="P6"><text:span text:style-name="markedcontent"><text:span text:style-name="T2">Nacionalidade: </text:span></text:span><text:span text:style-name="markedcontent"><text:span text:style-name="T3">Brasileiro <text:s/></text:span></text:span><text:span text:style-name="markedcontent"><text:span text:style-name="T2">Cidade:</text:span></text:span><text:span text:style-name="markedcontent"><text:span text:style-name="T3"> Nova Iguaçu – RJ <text:s/></text:span></text:span><text:span text:style-name="markedcontent"><text:span text:style-name="T2">Idiomas: </text:span></text:span><text:span text:style-name="markedcontent"><text:span text:style-name="T3">Português, Inglês, Espanhol<text:line-break/></text:span></text:span><text:span text:style-name="markedcontent"><text:span text:style-name="T2">Github:</text:span></text:span><text:span text:style-name="markedcontent"><text:span text:style-name="T3"> github.com/traianMatisi <text:s/></text:span></text:span><text:span text:style-name="markedcontent"><text:span text:style-name="T2">Gitlab: </text:span></text:span><text:span text:style-name="markedcontent"><text:span text:style-name="T3">gitlab.com/traianMatisi<text:line-break/></text:span></text:span><text:span text:style-name="markedcontent"><text:span text:style-name="T2">Linkedin:</text:span></text:span> <text:span text:style-name="markedcontent"><text:span text:style-name="T3">www.linkedin.com/in/traian-matisi-6b3ba8267 <text:s/></text:span></text:span><text:span text:style-name="markedcontent"><text:span text:style-name="T2">E-mail:</text:span></text:span><text:span text:style-name="markedcontent"><text:span text:style-name="T3"> traian@tutanota.com</text:span></text:span></text:p>
      <text:p text:style-name="P7"><text:span text:style-name="markedcontent"><text:span text:style-name="T2">Pretensão</text:span></text:span></text:p>
      <text:list text:style-name="WWNum2">
        <text:list-item>
          <text:p text:style-name="P1"><text:span text:style-name="markedcontent"><text:span text:style-name="T3">Cargo de desenvolvedor junior (Python, C, C++).</text:span></text:span></text:p>
        </text:list-item>
        <text:list-item>
          <text:p text:style-name="P1"><text:span text:style-name="markedcontent"><text:span text:style-name="T3">Cargo de instrutor de informática.</text:span></text:span></text:p>
        </text:list-item>
        <text:list-item>
          <text:p text:style-name="P1"><text:span text:style-name="markedcontent"><text:span text:style-name="T3">Cargo de instrutor de programação.</text:span></text:span></text:p>
        </text:list-item>
        <text:list-item>
          <text:p text:style-name="P1"><text:span text:style-name="markedcontent"><text:span text:style-name="T3">Cargo de instrutor de inglês.</text:span></text:span></text:p>
        </text:list-item>
        <text:list-item>
          <text:p text:style-name="P1"><text:span text:style-name="markedcontent"><text:span text:style-name="T3">Cargo de instrutor de LIBRAS (Língua Brasileira de Sinais).</text:span></text:span></text:p>
        </text:list-item>
      </text:list>
      <text:p text:style-name="P7"><text:span text:style-name="markedcontent"><text:span text:style-name="T2">Formação</text:span></text:span></text:p>
      <text:list text:style-name="WWNum1">
        <text:list-item>
          <text:p text:style-name="P2"><text:span text:style-name="markedcontent"><text:span text:style-name="T3">Ensino superior - Bacharel em Ciências da computação UFRuralRJ (em andamento).</text:span></text:span></text:p>
        </text:list-item>
        <text:list-item>
          <text:p text:style-name="P2"><text:span text:style-name="markedcontent"><text:span text:style-name="T3">Curso ISF Inglês Sem Fronteiras UFRJ/TOEFL iBT Inglês avançado e conversação.</text:span></text:span></text:p>
        </text:list-item>
        <text:list-item>
          <text:p text:style-name="P2"><text:span text:style-name="markedcontent"><text:span text:style-name="T3">Pacote Office Curso em Vídeo (Word e Excel) e Prime Cursos EAD (office básico).</text:span></text:span></text:p>
        </text:list-item>
        <text:list-item>
          <text:p text:style-name="P2"><text:span text:style-name="markedcontent"><text:span text:style-name="T3">Curso de lógica de programação e algoritmos VisuAlg Curso em Vídeo.</text:span></text:span></text:p>
        </text:list-item>
        <text:list-item>
          <text:p text:style-name="P2"><text:span text:style-name="markedcontent"><text:span text:style-name="T3">Programação em Python, básico, intermediário e avançado pelo Curso em Vídeo.</text:span></text:span></text:p>
        </text:list-item>
        <text:list-item>
          <text:p text:style-name="P2"><text:span text:style-name="markedcontent"><text:span text:style-name="T3">Francês instrumental pelo CLAC/UFRJ – Cursos de Línguas Abertos à Comunidade.</text:span></text:span></text:p>
        </text:list-item>
        <text:list-item>
          <text:p text:style-name="P2"><text:span text:style-name="markedcontent"><text:span text:style-name="T3">Ensino superior - Bacharel em Geologia pela UFRJ (8/10 períodos completos).</text:span></text:span></text:p>
        </text:list-item>
        <text:list-item>
          <text:p text:style-name="P2"><text:span text:style-name="markedcontent"><text:span text:style-name="T3">Curso técnico de gastronomia pelo Instituto Gourmet Madureira.</text:span></text:span></text:p>
        </text:list-item>
      </text:list>
      <text:p text:style-name="P7"><text:span text:style-name="markedcontent"><text:span text:style-name="T2">Experiência</text:span></text:span></text:p>
      <text:list text:style-name="WWNum3">
        <text:list-item>
          <text:p text:style-name="P3"><text:span text:style-name="markedcontent"><text:span text:style-name="T3">Professor de informática - TALK idiomas e profissionalizantes (atual).</text:span></text:span></text:p>
        </text:list-item>
        <text:list-item>
          <text:p text:style-name="P3"><text:span text:style-name="markedcontent"><text:span text:style-name="T3">Professor de inglês - TALK idiomas e profissionalizantes (atual).</text:span></text:span></text:p>
        </text:list-item>
        <text:list-item>
          <text:p text:style-name="P3"><text:span text:style-name="markedcontent"><text:span text:style-name="T3">Professor de LIBRAS - TALK idiomas e profissionalizantes (atual).</text:span></text:span></text:p>
        </text:list-item>
        <text:list-item>
          <text:p text:style-name="P3"><text:span text:style-name="markedcontent"><text:span text:style-name="T3">Professor particular para o ENEM e ENCEJA (Matemática e </text:span></text:span><text:span text:style-name="markedcontent"><text:span text:style-name="T4">suas tecnologias</text:span></text:span><text:span text:style-name="markedcontent"><text:span text:style-name="T3">).</text:span></text:span></text:p>
        </text:list-item>
        <text:list-item>
          <text:p text:style-name="P3"><text:span text:style-name="markedcontent"><text:span text:style-name="T3">Cozinheiro – Gusto Italia Trattoria (comida italiana).</text:span></text:span></text:p>
        </text:list-item>
        <text:list-item>
          <text:p text:style-name="P3"><text:span text:style-name="markedcontent"><text:span text:style-name="T3">Padeiro e confeiteiro – Art-Pão padaria e confeitaria.</text:span></text:span></text:p>
        </text:list-item>
      </text:list>
      <text:p text:style-name="P7"><text:span text:style-name="markedcontent"><text:span text:style-name="T2">Outras habilidades</text:span></text:span></text:p>
      <text:list text:style-name="WWNum4">
        <text:list-item>
          <text:p text:style-name="P4"><text:span text:style-name="markedcontent"><text:span text:style-name="T3">Montagem e manutenção de computadores, hardware, software, automação (autodidata).</text:span></text:span></text:p>
        </text:list-item>
        <text:list-item>
          <text:p text:style-name="P4"><text:span text:style-name="markedcontent"><text:span text:style-name="T3">Programador Arduino (autodidata), C/C++ (UFRRJ), Python, HTML/CSS/Javascript (Curso em Vídeo).</text:span></text:span></text:p>
        </text:list-item>
        <text:list-item>
          <text:p text:style-name="P4"><text:span text:style-name="markedcontent"><text:span text:style-name="T3">Iniciante em Linux sysadmin, Ethical Hacking, Marco Civil da Internet e cyber segurança.</text:span></text:span></text:p>
        </text:list-item>
        <text:list-item>
          <text:p text:style-name="P4"><text:span text:style-name="markedcontent"><text:span text:style-name="T3">Colaborador e criador voluntário de legendas em inglês para filmes e seriados online.</text:span></text:span></text:p>
        </text:list-item>
        <text:list-item>
          <text:p text:style-name="P4"><text:span text:style-name="markedcontent"><text:span text:style-name="T3">Idiomas – Instrumental iniciante: Francês, japonês e chinês (autodidata).</text:span></text:span></text:p>
        </text:list-item>
        <text:list-item>
          <text:p text:style-name="P4"><text:span text:style-name="markedcontent"><text:span text:style-name="T3">Ensino de SEO – Search Engine Optimization (em andamento).</text:span></text:span></text:p>
        </text:list-item>
        <text:list-item>
          <text:p text:style-name="P4"><text:span text:style-name="markedcontent"><text:span text:style-name="T3">Pesquisa de alta performance (Google, DuckDuckGo, Searx, Ahmia, Startpage, WolframAlpha, etc)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aian Matisi</meta:initial-creator>
    <meta:editing-cycles>11</meta:editing-cycles>
    <meta:creation-date>2023-02-16T21:22:00</meta:creation-date>
    <dc:date>2023-03-09T10:48:12.474865303</dc:date>
    <dc:language>pt-BR</dc:language>
    <meta:editing-duration>PT1H9M12S</meta:editing-duration>
    <meta:generator>LibreOffice/7.4.5.1$Linux_X86_64 LibreOffice_project/40$Build-1</meta:generator>
    <meta:document-statistic meta:table-count="0" meta:image-count="0" meta:object-count="0" meta:page-count="1" meta:paragraph-count="33" meta:word-count="297" meta:character-count="2098" meta:non-whitespace-character-count="1850"/>
    <meta:user-defined meta:name="AppVersion">16.0000</meta:user-defined>
    <meta:template xlink:type="simple" xlink:actuate="onRequest" xlink:title="Normal.dotm" xlink:href=""/>
  </office:meta>
</office:document-meta>
</file>